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Wheelmap">
      <style:graphic-properties fo:min-height="0.604cm" fo:min-width="2.554cm"/>
    </style:style>
    <style:style style:name="gr2" style:family="graphic" style:parent-style-name="Wheelmap">
      <style:graphic-properties fo:min-height="1.7cm" fo:min-width="9.4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Wheelmap">
      <style:graphic-properties fo:min-height="2.7cm" fo:min-width="4.05cm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xml:id="id8" draw:id="id8" draw:layer="layout" svg:width="3.2cm" svg:height="1cm" svg:x="6.4cm" svg:y="1.4cm">
          <text:p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Wheelmap" xml:id="id7" draw:id="id7" draw:layer="layout" svg:width="10cm" svg:height="2cm" svg:x="3cm" svg:y="6.4cm">
          <text:p>es gibt eine neue Änderung, </text:p>
          <text:p>die von der Wheelmap kommt</text:p>
          <draw:enhanced-geometry svg:viewBox="0 0 21600 21600" draw:type="rectangle" draw:enhanced-path="M 0 0 L 21600 0 21600 21600 0 21600 0 0 Z N"/>
        </draw:custom-shape>
        <draw:custom-shape draw:style-name="Wheelmap" xml:id="id1" draw:id="id1" draw:layer="layout" svg:width="9.2cm" svg:height="4.2cm" svg:x="1.4cm" svg:y="9.844cm">
          <text:p>ist das aktuelle </text:p>
          <text:p>Changeset noch</text:p>
          <text:p>off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xml:id="id2" draw:id="id2" draw:layer="layout" svg:width="10cm" svg:height="2cm" svg:x="17cm" svg:y="10.888cm">
          <text:p>fordere vom OSM-Server ein</text:p>
          <text:p>neues Changeset a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6cm" svg:y1="11.944cm" svg:x2="17cm" svg:y2="11.888cm" draw:start-shape="id1" draw:start-glue-point="7" draw:end-shape="id2" draw:end-glue-point="3" svg:d="M10600 11944l6400-56" svg:viewBox="0 0 6401 57">
          <text:p/>
        </draw:connector>
        <draw:frame draw:style-name="Wheelmap" draw:layer="layout" svg:width="2cm" svg:height="1.6cm" svg:x="11.4cm" svg:y="10cm">
          <draw:text-box>
            <text:p>nein</text:p>
          </draw:text-box>
        </draw:frame>
        <draw:custom-shape draw:style-name="gr4" xml:id="id3" draw:id="id3" draw:layer="layout" svg:width="9.2cm" svg:height="6cm" svg:x="7.4cm" svg:y="15.4cm">
          <text:p>gibt es ein offenes</text:p>
          <text:p>Changeset, das</text:p>
          <text:p>Platz hat für die</text:p>
          <text:p>neue Änderu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Wheelmap" draw:layer="layout" svg:width="2cm" svg:height="1.6cm" svg:x="9.6cm" svg:y="22cm">
          <draw:text-box>
            <text:p>ja</text:p>
          </draw:text-box>
        </draw:frame>
        <draw:frame draw:style-name="Wheelmap" draw:layer="layout" svg:width="2cm" svg:height="1.6cm" svg:x="17.6cm" svg:y="16.4cm">
          <draw:text-box>
            <text:p>nein</text:p>
          </draw:text-box>
        </draw:frame>
        <draw:custom-shape draw:style-name="gr2" xml:id="id4" draw:id="id4" draw:layer="layout" svg:width="10cm" svg:height="2cm" svg:x="7cm" svg:y="24.6cm">
          <text:p>speichere die Änderung</text:p>
          <text:p>in diesem Changese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cm" svg:y1="21.4cm" svg:x2="12cm" svg:y2="24.6cm" draw:start-shape="id3" draw:start-glue-point="6" draw:end-shape="id4" draw:end-glue-point="0" svg:d="M12000 21400v3200" svg:viewBox="0 0 1 3201">
          <text:p/>
        </draw:connector>
        <draw:custom-shape draw:style-name="gr2" xml:id="id5" draw:id="id5" draw:layer="layout" svg:width="10cm" svg:height="2cm" svg:x="22cm" svg:y="17.4cm">
          <text:p>fordere vom OSM-Server ein</text:p>
          <text:p>neues Changeset a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6.6cm" svg:y1="18.4cm" svg:x2="22cm" svg:y2="18.4cm" draw:start-shape="id3" draw:start-glue-point="7" draw:end-shape="id5" draw:end-glue-point="3" svg:d="M16600 18400h5400" svg:viewBox="0 0 5401 1">
          <text:p/>
        </draw:connector>
        <draw:custom-shape draw:style-name="gr2" xml:id="id6" draw:id="id6" draw:layer="layout" svg:width="10cm" svg:height="2cm" svg:x="22cm" svg:y="21cm">
          <text:p>speichere die Änderung</text:p>
          <text:p>in diesem Changese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7cm" svg:y1="19.4cm" svg:x2="27cm" svg:y2="21cm" draw:start-shape="id5" draw:start-glue-point="2" draw:end-shape="id6" draw:end-glue-point="0" svg:d="M27000 19400v1600" svg:viewBox="0 0 1 1601">
          <text:p/>
        </draw:connector>
        <draw:connector draw:style-name="gr3" draw:text-style-name="P1" draw:layer="layout" draw:type="lines" draw:line-skew="0.587cm -0.875cm" svg:x1="22cm" svg:y1="12.888cm" svg:x2="12cm" svg:y2="15.4cm" draw:start-shape="id2" draw:start-glue-point="2" draw:end-shape="id3" draw:end-glue-point="4" svg:d="M22000 12888v1112h-10000v1400" svg:viewBox="0 0 10001 2513">
          <text:p/>
        </draw:connector>
        <draw:connector draw:style-name="gr3" draw:text-style-name="P1" draw:layer="layout" draw:type="lines" draw:line-skew="1.074cm -0.875cm" svg:x1="6cm" svg:y1="14.044cm" svg:x2="7.4cm" svg:y2="18.4cm" draw:start-shape="id1" draw:start-glue-point="6" draw:end-shape="id3" draw:end-glue-point="5" svg:d="M6000 14044v1600 2756h1400" svg:viewBox="0 0 1401 4357">
          <text:p/>
        </draw:connector>
        <draw:connector draw:style-name="gr3" draw:text-style-name="P1" draw:layer="layout" draw:type="lines" draw:line-skew="0cm -0.319cm" svg:x1="8cm" svg:y1="8.4cm" svg:x2="6cm" svg:y2="9.844cm" draw:start-shape="id7" draw:start-glue-point="2" draw:end-shape="id1" draw:end-glue-point="4" svg:d="M8000 8400v525l-2000 75v844" svg:viewBox="0 0 2001 1445">
          <text:p/>
        </draw:connector>
        <draw:custom-shape draw:style-name="gr2" xml:id="id9" draw:id="id9" draw:layer="layout" svg:width="10cm" svg:height="2cm" svg:x="3cm" svg:y="3.3cm">
          <text:p>fordere vom OSM-Server ein</text:p>
          <text:p>Changeset a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cm" svg:y1="2.4cm" svg:x2="8cm" svg:y2="3.3cm" draw:start-shape="id8" draw:start-glue-point="2" draw:end-shape="id9" draw:end-glue-point="0" svg:d="M8000 2400v900" svg:viewBox="0 0 1 901">
          <text:p/>
        </draw:connector>
        <draw:connector draw:style-name="gr3" draw:text-style-name="P1" draw:layer="layout" draw:type="line" svg:x1="8cm" svg:y1="5.3cm" svg:x2="8cm" svg:y2="6.4cm" draw:start-shape="id9" draw:start-glue-point="2" draw:end-shape="id7" draw:end-glue-point="0" svg:d="M8000 5300v1100" svg:viewBox="0 0 1 1101">
          <text:p/>
        </draw:connector>
        <draw:connector draw:style-name="gr3" draw:text-style-name="P1" draw:layer="layout" draw:line-skew="18.875cm" svg:x1="17cm" svg:y1="25.6cm" svg:x2="13cm" svg:y2="7.4cm" draw:start-shape="id4" draw:start-glue-point="1" draw:end-shape="id7" draw:end-glue-point="1" svg:d="M17000 25600h19400v-18200h-23400" svg:viewBox="0 0 23401 18201">
          <text:p/>
        </draw:connector>
        <draw:connector draw:style-name="gr3" draw:text-style-name="P1" draw:layer="layout" svg:x1="32cm" svg:y1="22cm" svg:x2="13cm" svg:y2="7.4cm" draw:start-shape="id6" draw:start-glue-point="1" draw:end-shape="id7" draw:end-glue-point="1" svg:d="M32000 22000h525v-14600h-19525" svg:viewBox="0 0 19526 14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leiner_20_Text" style:display-name="kleiner Text" style:family="graphic" style:parent-style-name="text">
      <style:graphic-properties draw:stroke-dash="Dashed_20__28_var_29__20_1" draw:fill-gradient-name="Gradient_20_8" draw:fill-hatch-name="Hatching_20_46" draw:fill-image-name="Bitmape_20_1" draw:fill-image-width="0cm" draw:fill-image-height="0cm" draw:textarea-horizontal-align="center" draw:textarea-vertical-align="middle" draw:auto-grow-width="true" fo:padding-top="0.2cm" fo:padding-bottom="0.2cm" fo:padding-left="0.2cm" fo:padding-right="0.2cm"/>
      <style:text-properties fo:font-size="10pt"/>
    </style:style>
    <style:style style:name="Zeitstrahl" style:family="graphic" style:parent-style-name="objectwithoutfill">
      <style:graphic-properties draw:stroke-dash="Dashed_20__28_var_29__20_1" svg:stroke-width="0.02cm" draw:marker-start-width="0.25cm" draw:marker-end-width="0.25cm" draw:fill-gradient-name="Gradient_20_8" draw:fill-hatch-name="Hatching_20_46" draw:fill-image-name="Bitmape_20_1"/>
    </style:style>
    <style:style style:name="Zeitstrahl_20_fett" style:display-name="Zeitstrahl fett" style:family="graphic" style:parent-style-name="Zeitstrahl">
      <style:graphic-properties svg:stroke-width="0.05cm" draw:marker-start-width="0.29cm" draw:marker-end-width="0.29cm"/>
    </style:style>
    <style:style style:name="Hinweis_20_Text" style:display-name="Hinweis Text" style:family="graphic" style:parent-style-name="standard">
      <style:graphic-properties draw:stroke-dash="Dashed_20__28_var_29__20_1" svg:stroke-color="#000000" draw:fill="none" draw:fill-gradient-name="Gradient_20_8" draw:fill-hatch-name="Hatching_20_46" draw:fill-image-name="Bitmape_20_1" draw:fill-image-width="0cm" draw:fill-image-height="0cm" draw:textarea-horizontal-align="left" draw:auto-grow-width="true"/>
      <style:text-properties fo:font-size="10pt"/>
    </style:style>
    <style:style style:name="Event" style:family="graphic" style:parent-style-name="objectwithoutfill">
      <style:graphic-properties draw:stroke-dash="Dashed_20__28_var_29__20_1" svg:stroke-width="0.02cm" svg:stroke-color="#ff0000" draw:marker-start-width="0.23cm" draw:marker-end="Arrow" draw:marker-end-width="0.23cm" draw:fill-gradient-name="Gradient_20_8" draw:fill-hatch-name="Hatching_20_46" draw:fill-image-name="Bitmape_20_1"/>
    </style:style>
    <style:style style:name="Zeit" style:family="graphic" style:parent-style-name="objectwithoutfill">
      <style:graphic-properties draw:stroke-dash="Dashed_20__28_var_29__20_1" svg:stroke-width="0.02cm" svg:stroke-color="#ff00ff" draw:marker-start-width="0.23cm" draw:marker-end="Arrow" draw:marker-end-width="0.23cm" draw:fill-gradient-name="Gradient_20_8" draw:fill-hatch-name="Hatching_20_46" draw:fill-image-name="Bitmape_20_1"/>
    </style:style>
    <style:style style:name="Zeit_20__28_Hinweis_29_" style:display-name="Zeit (Hinweis)" style:family="graphic" style:parent-style-name="Zeit">
      <style:graphic-properties draw:stroke="dash" draw:stroke-dash="Ultrafine_20_2_20_Dots_20_3_20_Dashes"/>
    </style:style>
    <style:style style:name="Wheelmap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654cm" fo:min-width="2.204cm" fo:padding-top="0.15cm" fo:padding-bottom="0.15cm" fo:padding-left="0.275cm" fo:padding-right="0.275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5T17:37:08.116000000</meta:creation-date>
    <meta:editing-duration>PT44M13S</meta:editing-duration>
    <meta:editing-cycles>5</meta:editing-cycles>
    <meta:generator>LibreOffice/4.4.1.2$Windows_x86 LibreOffice_project/45e2de17089c24a1fa810c8f975a7171ba4cd432</meta:generator>
    <dc:title>Standard</dc:title>
    <dc:date>2015-09-05T18:21:16.335000000</dc:date>
    <meta:document-statistic meta:object-count="23"/>
    <meta:template xlink:type="simple" xlink:actuate="onRequest" xlink:title="Standard" xlink:href="../../../../../AppData/Roaming/LibreOffice/4/user/template/Standard.otg" meta:date="2015-09-05T17:37:03.846000000"/>
  </office:meta>
</office:document-meta>
</file>